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eb613d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94bd5e" draw:textarea-horizontal-align="center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top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8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9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dash" draw:stroke-dash="Ultrafine_20_Dashed" draw:fill-color="#e6e6ff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id="id1" draw:layer="layout" svg:width="5cm" svg:height="2cm" svg:x="8.3cm" svg:y="3cm">
          <text:p text:style-name="P1">org.sdm:testapp:0.2</text:p>
        </draw:rect>
        <draw:rect draw:style-name="gr2" draw:text-style-name="P1" draw:id="id2" draw:layer="layout" svg:width="3.744cm" svg:height="2cm" svg:x="8.916cm" svg:y="9cm">
          <text:p text:style-name="P1">org.sdm:cxf:0.2</text:p>
        </draw:rect>
        <draw:connector draw:style-name="gr3" draw:text-style-name="P1" draw:layer="layout" draw:type="line" svg:x1="10.8cm" svg:y1="5cm" svg:x2="10.788cm" svg:y2="9cm" draw:start-shape="id1" draw:start-glue-point="2" draw:end-shape="id2" draw:end-glue-point="0" svg:d="m10800 5000-12 4000">
          <text:p text:style-name="P1">&lt;&lt;runtime&gt;&gt;</text:p>
        </draw:connector>
        <draw:rect draw:style-name="gr2" draw:text-style-name="P1" draw:id="id3" draw:layer="layout" svg:width="3.744cm" svg:height="2cm" svg:x="4cm" svg:y="15cm">
          <text:p text:style-name="P1">org.sdm:http:0.2</text:p>
        </draw:rect>
        <draw:connector draw:style-name="gr3" draw:text-style-name="P1" draw:layer="layout" draw:type="line" svg:x1="10.788cm" svg:y1="11cm" svg:x2="5.872cm" svg:y2="15cm" draw:start-shape="id2" draw:start-glue-point="2" draw:end-shape="id3" draw:end-glue-point="0" svg:d="m10788 11000-4916 4000">
          <text:p text:style-name="P1">&lt;&lt;runtime&gt;&gt;</text:p>
        </draw:connector>
        <draw:rect draw:style-name="gr4" draw:text-style-name="P1" draw:id="id4" draw:layer="layout" svg:width="6.5cm" svg:height="2cm" svg:x="2.6cm" svg:y="20.6cm">
          <text:p text:style-name="P1">org.mortbay.jetty:jetty:6.1.21</text:p>
        </draw:rect>
        <draw:connector draw:style-name="gr3" draw:text-style-name="P1" draw:layer="layout" draw:type="line" svg:x1="5.872cm" svg:y1="17cm" svg:x2="5.85cm" svg:y2="20.6cm" draw:start-shape="id3" draw:start-glue-point="2" draw:end-shape="id4" draw:end-glue-point="0" svg:d="m5872 17000-22 3600">
          <text:p text:style-name="P1">&lt;&lt;static&gt;&gt;</text:p>
        </draw:connector>
        <draw:rect draw:style-name="gr4" draw:text-style-name="P1" draw:id="id6" draw:layer="layout" svg:width="5.399cm" svg:height="2cm" svg:x="14.101cm" svg:y="13.4cm">
          <text:p text:style-name="P1">org.apache.cxf:cxf-*:2.2.6</text:p>
        </draw:rect>
        <draw:rect draw:style-name="gr4" draw:text-style-name="P1" draw:id="id5" draw:layer="layout" svg:width="6.708cm" svg:height="2cm" svg:x="1.292cm" svg:y="8.531cm">
          <text:p text:style-name="P1">org.apache.camel:camel-*:2.2.0</text:p>
        </draw:rect>
        <draw:connector draw:style-name="gr3" draw:text-style-name="P1" draw:layer="layout" draw:type="line" svg:x1="8.3cm" svg:y1="4cm" svg:x2="4.646cm" svg:y2="8.531cm" draw:start-shape="id1" draw:start-glue-point="3" draw:end-shape="id5" draw:end-glue-point="0" svg:d="m8300 4000-3654 4531">
          <text:p text:style-name="P1">&lt;&lt;static&gt;&gt;</text:p>
        </draw:connector>
        <draw:connector draw:style-name="gr3" draw:text-style-name="P1" draw:layer="layout" draw:type="line" svg:x1="12.66cm" svg:y1="10cm" svg:x2="16.8cm" svg:y2="13.4cm" draw:start-shape="id2" draw:end-shape="id6" draw:end-glue-point="0" svg:d="m12660 10000 4140 3400">
          <text:p text:style-name="P1">&lt;&lt;static&gt;&gt;</text:p>
        </draw:connector>
        <draw:rect draw:style-name="gr4" draw:text-style-name="P1" draw:id="id7" draw:layer="layout" svg:width="7.5cm" svg:height="2cm" svg:x="11cm" svg:y="20.5cm">
          <text:p text:style-name="P1">org.springframework:spring-*:2.5.6</text:p>
        </draw:rect>
        <draw:connector draw:style-name="gr3" draw:text-style-name="P1" draw:layer="layout" draw:type="line" svg:x1="10.788cm" svg:y1="11cm" svg:x2="14.75cm" svg:y2="20.5cm" draw:start-shape="id2" draw:start-glue-point="2" draw:end-shape="id7" draw:end-glue-point="0" svg:d="m10788 11000 3962 9500">
          <text:p text:style-name="P1">&lt;&lt;static&gt;&gt;</text:p>
        </draw:connector>
        <draw:connector draw:style-name="gr3" draw:text-style-name="P1" draw:layer="layout" draw:type="line" svg:x1="16.8cm" svg:y1="15.4cm" svg:x2="14.75cm" svg:y2="20.5cm" draw:start-shape="id6" draw:start-glue-point="2" draw:end-shape="id7" draw:end-glue-point="0" svg:d="m16800 15400-2050 5100">
          <text:p text:style-name="P1">&lt;&lt;static&gt;&gt;</text:p>
        </draw:connector>
      </draw:page>
      <draw:page draw:name="page2" draw:style-name="dp1" draw:master-page-name="Standard">
        <draw:custom-shape draw:style-name="gr5" draw:text-style-name="P1" draw:layer="measurelines" svg:width="17cm" svg:height="11.5cm" svg:x="2cm" svg:y="3cm">
          <text:p text:style-name="P1">JVM</text:p>
          <draw:enhanced-geometry svg:viewBox="0 0 21600 21600" draw:type="rectangle" draw:enhanced-path="M 0 0 L 21600 0 21600 21600 0 21600 0 0 Z N"/>
        </draw:custom-shape>
        <draw:custom-shape draw:style-name="gr6" draw:text-style-name="P1" draw:id="id8" draw:layer="layout" svg:width="5cm" svg:height="2cm" svg:x="8cm" svg:y="4cm">
          <text:p text:style-name="P1">org.myorg:myapp:1.0</text:p>
          <draw:enhanced-geometry svg:viewBox="0 0 21600 21600" draw:type="rectangle" draw:enhanced-path="M 0 0 L 21600 0 21600 21600 0 21600 0 0 Z N"/>
        </draw:custom-shape>
        <draw:custom-shape draw:style-name="gr7" draw:text-style-name="P1" draw:id="id9" draw:layer="layout" svg:width="5.5cm" svg:height="2cm" svg:x="3.5cm" svg:y="7.5cm">
          <text:p text:style-name="P1">org.myorg:mylibone:1.2.3</text:p>
          <draw:enhanced-geometry svg:viewBox="0 0 21600 21600" draw:type="rectangle" draw:enhanced-path="M 0 0 L 21600 0 21600 21600 0 21600 0 0 Z N"/>
        </draw:custom-shape>
        <draw:custom-shape draw:style-name="gr8" draw:text-style-name="P1" draw:id="id10" draw:layer="layout" svg:width="5.5cm" svg:height="2cm" svg:x="12cm" svg:y="7.5cm">
          <text:p text:style-name="P1">org.myorg:mylibtwo:2.5.1</text:p>
          <draw:enhanced-geometry svg:viewBox="0 0 21600 21600" draw:type="rectangle" draw:enhanced-path="M 0 0 L 21600 0 21600 21600 0 21600 0 0 Z N"/>
        </draw:custom-shape>
        <draw:custom-shape draw:style-name="gr9" draw:text-style-name="P1" draw:id="id11" draw:layer="measurelines" svg:width="5cm" svg:height="2cm" svg:x="3.8cm" svg:y="11.5cm">
          <text:p text:style-name="P1">org.springframework :</text:p>
          <text:p text:style-name="P1">spring-core:2.5.6</text:p>
          <draw:enhanced-geometry svg:viewBox="0 0 21600 21600" draw:type="rectangle" draw:enhanced-path="M 0 0 L 21600 0 21600 21600 0 21600 0 0 Z N"/>
        </draw:custom-shape>
        <draw:custom-shape draw:style-name="gr9" draw:text-style-name="P1" draw:id="id12" draw:layer="measurelines" svg:width="6cm" svg:height="2cm" svg:x="11.8cm" svg:y="11.5cm">
          <text:p text:style-name="P1">org.springframework :</text:p>
          <text:p text:style-name="P1">spring-core:3.0.0.RELEASE</text:p>
          <draw:enhanced-geometry svg:viewBox="0 0 21600 21600" draw:type="rectangle" draw:enhanced-path="M 0 0 L 21600 0 21600 21600 0 21600 0 0 Z N"/>
        </draw:custom-shape>
        <draw:connector draw:style-name="gr10" draw:text-style-name="P1" draw:layer="measurelines" draw:type="line" svg:x1="8cm" svg:y1="5cm" svg:x2="6.25cm" svg:y2="7.5cm" draw:start-shape="id8" draw:end-shape="id9" draw:end-glue-point="0" svg:d="m8000 5000-1750 2500">
          <text:p/>
        </draw:connector>
        <draw:connector draw:style-name="gr10" draw:text-style-name="P1" draw:layer="measurelines" draw:type="line" svg:x1="13cm" svg:y1="5cm" svg:x2="14.75cm" svg:y2="7.5cm" draw:start-shape="id8" draw:end-shape="id10" draw:end-glue-point="0" svg:d="m13000 5000 1750 2500">
          <text:p/>
        </draw:connector>
        <draw:connector draw:style-name="gr10" draw:text-style-name="P1" draw:layer="measurelines" draw:type="line" svg:x1="6.25cm" svg:y1="9.5cm" svg:x2="6.3cm" svg:y2="11.5cm" draw:start-shape="id9" draw:start-glue-point="2" draw:end-shape="id11" svg:d="m6250 9500 50 2000">
          <text:p/>
        </draw:connector>
        <draw:connector draw:style-name="gr10" draw:text-style-name="P1" draw:layer="measurelines" draw:type="line" svg:x1="14.75cm" svg:y1="9.5cm" svg:x2="14.8cm" svg:y2="11.5cm" draw:start-shape="id10" draw:end-shape="id12" svg:d="m14750 9500 50 2000">
          <text:p/>
        </draw:connector>
        <draw:custom-shape draw:style-name="gr11" draw:text-style-name="P1" draw:id="id13" draw:layer="measurelines" svg:width="6cm" svg:height="2cm" svg:x="7.5cm" svg:y="15cm">
          <text:p text:style-name="P1">Two versions of a </text:p>
          <text:p text:style-name="P1">dependency in the same</text:p>
          <text:p text:style-name="P1">J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measurelines" draw:type="line" svg:x1="7.5cm" svg:y1="16cm" svg:x2="6.3cm" svg:y2="13.5cm" draw:start-shape="id13" draw:end-shape="id11" svg:d="m7500 16000-1200-2500">
          <text:p/>
        </draw:connector>
        <draw:connector draw:style-name="gr12" draw:text-style-name="P1" draw:layer="measurelines" draw:type="line" svg:x1="13.5cm" svg:y1="16cm" svg:x2="14.5cm" svg:y2="13.5cm" draw:start-shape="id13" svg:d="m13500 16000 1000-2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bold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15T14:26:15.26</meta:creation-date>
    <dc:date>2010-06-22T14:52:27</dc:date>
    <meta:editing-duration>PT79H33M01S</meta:editing-duration>
    <meta:editing-cycles>18</meta:editing-cycles>
    <meta:generator>OpenOffice.org/3.2$Linux OpenOffice.org_project/320m12$Build-9483</meta:generator>
    <dc:creator>alex </dc:creator>
    <meta:document-statistic meta:object-count="27"/>
  </office:meta>
</office:document-meta>
</file>